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897cm" fo:min-width="5.39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1cm" fo:min-width="1.89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1.89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98cm"/>
    </style:style>
    <style:style style:name="gr5" style:family="graphic" style:parent-style-name="standard">
      <style:graphic-properties draw:stroke="none" svg:stroke-color="#000000" draw:fill="none" draw:fill-color="#ffffff" fo:min-height="0.979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11cm" fo:min-width="8.53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32cm" fo:min-width="2.94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33cm" fo:min-width="2.94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04cm" fo:min-width="1.545cm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draw:stroke="none" svg:stroke-color="#000000" draw:fill="none" draw:fill-color="#ffffff" fo:min-height="0.636cm"/>
    </style:style>
    <style:style style:name="gr15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44cm" svg:height="8.199cm" svg:x="1.8cm" svg:y="5.3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6cm" svg:height="0.763cm" svg:x="4.774cm" svg:y="6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6cm" svg:height="0.763cm" svg:x="4.774cm" svg:y="8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46cm" svg:height="0.762cm" svg:x="4.774cm" svg:y="11.97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4cm" svg:height="1.23cm" svg:x="1.803cm" svg:y="6.178cm">
          <draw:text-box>
            <text:p><text:span text:style-name="T1">free list 0</text:span></text:p>
          </draw:text-box>
        </draw:frame>
        <draw:frame draw:style-name="gr5" draw:text-style-name="P2" draw:layer="layout" svg:width="3.494cm" svg:height="1.229cm" svg:x="1.803cm" svg:y="8.087cm">
          <draw:text-box>
            <text:p><text:span text:style-name="T1">free list 1</text:span></text:p>
          </draw:text-box>
        </draw:frame>
        <draw:custom-shape draw:style-name="gr3" draw:text-style-name="P1" draw:layer="layout" svg:width="2.446cm" svg:height="0.762cm" svg:x="4.766cm" svg:y="10.0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5cm" svg:height="1.23cm" svg:x="1.796cm" svg:y="9.995cm">
          <draw:text-box>
            <text:p><text:span text:style-name="T1">free list 2</text:span></text:p>
          </draw:text-box>
        </draw:frame>
        <draw:frame draw:style-name="gr4" draw:text-style-name="P2" draw:layer="layout" svg:width="3.495cm" svg:height="1.23cm" svg:x="1.796cm" svg:y="11.904cm">
          <draw:text-box>
            <text:p><text:span text:style-name="T1">free list 3</text:span></text:p>
          </draw:text-box>
        </draw:frame>
        <draw:g>
          <draw:line draw:style-name="gr6" draw:text-style-name="P3" draw:layer="layout" svg:x1="13.759cm" svg:y1="8.824cm" svg:x2="13.759cm" svg:y2="11.493cm">
            <text:p/>
          </draw:line>
          <draw:line draw:style-name="gr6" draw:text-style-name="P3" draw:layer="layout" svg:x1="14.808cm" svg:y1="9.586cm" svg:x2="14.808cm" svg:y2="10.608cm">
            <text:p/>
          </draw:line>
          <draw:line draw:style-name="gr6" draw:text-style-name="P3" draw:layer="layout" svg:x1="14.808cm" svg:y1="10.54cm" svg:x2="13.777cm" svg:y2="11.476cm">
            <text:p/>
          </draw:line>
          <draw:line draw:style-name="gr6" draw:text-style-name="P3" draw:layer="layout" svg:x1="14.807cm" svg:y1="9.587cm" svg:x2="13.759cm" svg:y2="8.824cm">
            <text:p/>
          </draw:line>
        </draw:g>
        <draw:line draw:style-name="gr6" draw:text-style-name="P3" draw:layer="layout" svg:x1="7.22cm" svg:y1="6.636cm" svg:x2="9.212cm" svg:y2="6.636cm">
          <text:p/>
        </draw:line>
        <draw:line draw:style-name="gr6" draw:text-style-name="P3" draw:layer="layout" svg:x1="9.164cm" svg:y1="9.331cm" svg:x2="9.164cm" svg:y2="6.662cm">
          <text:p/>
        </draw:line>
        <draw:line draw:style-name="gr6" draw:text-style-name="P3" draw:layer="layout" svg:x1="7.22cm" svg:y1="8.542cm" svg:x2="8.618cm" svg:y2="8.542cm">
          <text:p/>
        </draw:line>
        <draw:line draw:style-name="gr6" draw:text-style-name="P3" draw:layer="layout" svg:x1="8.617cm" svg:y1="9.877cm" svg:x2="8.617cm" svg:y2="8.542cm">
          <text:p/>
        </draw:line>
        <draw:line draw:style-name="gr6" draw:text-style-name="P3" draw:layer="layout" svg:x1="8.617cm" svg:y1="12.356cm" svg:x2="8.617cm" svg:y2="11.021cm">
          <text:p/>
        </draw:line>
        <draw:line draw:style-name="gr6" draw:text-style-name="P3" draw:layer="layout" svg:x1="7.22cm" svg:y1="12.356cm" svg:x2="8.618cm" svg:y2="12.356cm">
          <text:p/>
        </draw:line>
        <draw:frame draw:style-name="gr4" draw:text-style-name="P2" draw:layer="layout" svg:width="6.465cm" svg:height="1.23cm" svg:x="1.803cm" svg:y="4.262cm">
          <draw:text-box>
            <text:p><text:span text:style-name="T1">segmented free lists</text:span></text:p>
          </draw:text-box>
        </draw:frame>
        <draw:custom-shape draw:style-name="gr7" draw:text-style-name="P1" draw:layer="layout" svg:width="9.086cm" svg:height="3.813cm" svg:x="9.666cm" svg:y="3.58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996cm" svg:y1="6.254cm" svg:x2="5.996cm" svg:y2="7.017cm">
          <text:p/>
        </draw:line>
        <draw:line draw:style-name="gr6" draw:text-style-name="P3" draw:layer="layout" svg:x1="5.409cm" svg:y1="6.254cm" svg:x2="5.409cm" svg:y2="7.017cm">
          <text:p/>
        </draw:line>
        <draw:line draw:style-name="gr6" draw:text-style-name="P3" draw:layer="layout" svg:x1="6.617cm" svg:y1="6.254cm" svg:x2="6.617cm" svg:y2="7.017cm">
          <text:p/>
        </draw:line>
        <draw:line draw:style-name="gr6" draw:text-style-name="P3" draw:layer="layout" svg:x1="5.998cm" svg:y1="8.161cm" svg:x2="5.998cm" svg:y2="8.924cm">
          <text:p/>
        </draw:line>
        <draw:line draw:style-name="gr6" draw:text-style-name="P3" draw:layer="layout" svg:x1="5.411cm" svg:y1="8.161cm" svg:x2="5.411cm" svg:y2="8.924cm">
          <text:p/>
        </draw:line>
        <draw:line draw:style-name="gr6" draw:text-style-name="P3" draw:layer="layout" svg:x1="6.619cm" svg:y1="8.161cm" svg:x2="6.619cm" svg:y2="8.924cm">
          <text:p/>
        </draw:line>
        <draw:line draw:style-name="gr6" draw:text-style-name="P3" draw:layer="layout" svg:x1="5.998cm" svg:y1="10.068cm" svg:x2="5.998cm" svg:y2="10.831cm">
          <text:p/>
        </draw:line>
        <draw:line draw:style-name="gr6" draw:text-style-name="P3" draw:layer="layout" svg:x1="5.411cm" svg:y1="10.068cm" svg:x2="5.411cm" svg:y2="10.831cm">
          <text:p/>
        </draw:line>
        <draw:line draw:style-name="gr6" draw:text-style-name="P3" draw:layer="layout" svg:x1="6.619cm" svg:y1="10.068cm" svg:x2="6.619cm" svg:y2="10.831cm">
          <text:p/>
        </draw:line>
        <draw:line draw:style-name="gr6" draw:text-style-name="P3" draw:layer="layout" svg:x1="5.998cm" svg:y1="11.975cm" svg:x2="5.998cm" svg:y2="12.738cm">
          <text:p/>
        </draw:line>
        <draw:line draw:style-name="gr6" draw:text-style-name="P3" draw:layer="layout" svg:x1="5.411cm" svg:y1="11.975cm" svg:x2="5.411cm" svg:y2="12.738cm">
          <text:p/>
        </draw:line>
        <draw:line draw:style-name="gr6" draw:text-style-name="P3" draw:layer="layout" svg:x1="6.619cm" svg:y1="11.975cm" svg:x2="6.619cm" svg:y2="12.738cm">
          <text:p/>
        </draw:line>
        <draw:frame draw:style-name="gr5" draw:text-style-name="P2" draw:layer="layout" svg:width="3.145cm" svg:height="1.229cm" svg:x="16.855cm" svg:y="9.603cm">
          <draw:text-box>
            <text:p><text:span text:style-name="T1">IQ idx</text:span></text:p>
          </draw:text-box>
        </draw:frame>
        <draw:custom-shape draw:style-name="gr8" draw:text-style-name="P1" draw:layer="layout" svg:width="3.495cm" svg:height="1.334cm" svg:x="9.84cm" svg:y="3.776cm">
          <text:p text:style-name="P4"><text:span text:style-name="T1">aggressiv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95cm" svg:height="1.335cm" svg:x="9.84cm" svg:y="5.301cm">
          <text:p text:style-name="P4"><text:span text:style-name="T1">conservativ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97cm" svg:height="1.906cm" svg:x="16.48cm" svg:y="3.776cm">
          <text:p text:style-name="P4"><text:span text:style-name="T1">switch </text:span></text:p>
          <text:p text:style-name="P4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335cm" svg:y1="4.746cm" svg:x2="14.733cm" svg:y2="4.729cm">
          <text:p/>
        </draw:line>
        <draw:line draw:style-name="gr6" draw:text-style-name="P3" draw:layer="layout" svg:x1="13.335cm" svg:y1="5.509cm" svg:x2="14.034cm" svg:y2="5.492cm">
          <text:p/>
        </draw:line>
        <draw:g>
          <draw:line draw:style-name="gr6" draw:text-style-name="P3" draw:layer="layout" svg:x1="15.226cm" svg:y1="6.102cm" svg:x2="13.475cm" svg:y2="6.115cm">
            <text:p/>
          </draw:line>
          <draw:line draw:style-name="gr6" draw:text-style-name="P3" draw:layer="layout" svg:x1="14.731cm" svg:y1="7.059cm" svg:x2="14.06cm" svg:y2="7.065cm">
            <text:p/>
          </draw:line>
          <draw:line draw:style-name="gr6" draw:text-style-name="P3" draw:layer="layout" svg:x1="14.106cm" svg:y1="7.062cm" svg:x2="13.487cm" svg:y2="6.13cm">
            <text:p/>
          </draw:line>
          <draw:line draw:style-name="gr6" draw:text-style-name="P3" draw:layer="layout" svg:x1="14.729cm" svg:y1="7.059cm" svg:x2="15.225cm" svg:y2="6.102cm">
            <text:p/>
          </draw:line>
        </draw:g>
        <draw:line draw:style-name="gr6" draw:text-style-name="P3" draw:layer="layout" svg:x1="17.481cm" svg:y1="6.635cm" svg:x2="17.481cm" svg:y2="5.682cm">
          <text:p/>
        </draw:line>
        <draw:line draw:style-name="gr11" draw:text-style-name="P5" draw:layer="layout" svg:x1="10.401cm" svg:y1="2.819cm" svg:x2="10.401cm" svg:y2="3.557cm">
          <text:p/>
        </draw:line>
        <draw:frame draw:style-name="gr12" draw:text-style-name="P6" draw:layer="layout" svg:width="3.662cm" svg:height="1.25cm" svg:x="8.895cm" svg:y="1.75cm">
          <draw:text-box>
            <text:p><text:span text:style-name="T2">source operand</text:span></text:p>
            <text:p><text:span text:style-name="T2"><text:s text:c="2"/></text:span><text:span text:style-name="T2">(tag &amp; R bit)</text:span></text:p>
          </draw:text-box>
        </draw:frame>
        <draw:line draw:style-name="gr11" draw:text-style-name="P5" draw:layer="layout" svg:x1="14.164cm" svg:y1="2.862cm" svg:x2="14.164cm" svg:y2="3.6cm">
          <text:p/>
        </draw:line>
        <draw:frame draw:style-name="gr13" draw:text-style-name="P6" draw:layer="layout" svg:width="2.563cm" svg:height="1.199cm" svg:x="13.201cm" svg:y="1.7cm">
          <draw:text-box>
            <text:p><text:span text:style-name="T2">free entry </text:span></text:p>
            <text:p><text:span text:style-name="T2">number 0</text:span></text:p>
          </draw:text-box>
        </draw:frame>
        <draw:frame draw:style-name="gr14" draw:text-style-name="P2" draw:layer="layout" svg:width="1.996cm" svg:height="0.886cm" svg:x="15.505cm" svg:y="2.214cm">
          <draw:text-box>
            <text:p><text:span text:style-name="T1">・・・・</text:span></text:p>
          </draw:text-box>
        </draw:frame>
        <draw:line draw:style-name="gr11" draw:text-style-name="P5" draw:layer="layout" svg:x1="18.065cm" svg:y1="2.862cm" svg:x2="18.065cm" svg:y2="3.6cm">
          <text:p/>
        </draw:line>
        <draw:frame draw:style-name="gr13" draw:text-style-name="P6" draw:layer="layout" svg:width="2.563cm" svg:height="1.199cm" svg:x="17.102cm" svg:y="1.701cm">
          <draw:text-box>
            <text:p><text:span text:style-name="T2">free entry </text:span></text:p>
            <text:p><text:span text:style-name="T2">number 3</text:span></text:p>
          </draw:text-box>
        </draw:frame>
        <draw:line draw:style-name="gr15" draw:text-style-name="P5" draw:layer="layout" svg:x1="9.2cm" svg:y1="9.31cm" svg:x2="13.8cm" svg:y2="9.31cm">
          <text:p/>
        </draw:line>
        <draw:line draw:style-name="gr15" draw:text-style-name="P5" draw:layer="layout" svg:x1="8.584cm" svg:y1="9.881cm" svg:x2="13.786cm" svg:y2="9.881cm">
          <text:p/>
        </draw:line>
        <draw:line draw:style-name="gr15" draw:text-style-name="P5" draw:layer="layout" svg:x1="7.2cm" svg:y1="10.514cm" svg:x2="13.773cm" svg:y2="10.513cm">
          <text:p/>
        </draw:line>
        <draw:line draw:style-name="gr15" draw:text-style-name="P5" draw:layer="layout" svg:x1="8.59cm" svg:y1="11.081cm" svg:x2="13.792cm" svg:y2="11.081cm">
          <text:p/>
        </draw:line>
        <draw:line draw:style-name="gr11" draw:text-style-name="P5" draw:layer="layout" svg:x1="14.4cm" svg:y1="7cm" svg:x2="14.4cm" svg:y2="9.3cm">
          <text:p/>
        </draw:line>
        <draw:line draw:style-name="gr11" draw:text-style-name="P5" draw:layer="layout" svg:x1="14.7cm" svg:y1="4.7cm" svg:x2="14.7cm" svg:y2="6.187cm">
          <text:p/>
        </draw:line>
        <draw:line draw:style-name="gr11" draw:text-style-name="P5" draw:layer="layout" svg:x1="14cm" svg:y1="5.5cm" svg:x2="14cm" svg:y2="6.174cm">
          <text:p/>
        </draw:line>
        <draw:line draw:style-name="gr15" draw:text-style-name="P5" draw:layer="layout" svg:x1="14.787cm" svg:y1="10.11cm" svg:x2="17cm" svg:y2="10.1cm">
          <text:p/>
        </draw:line>
        <draw:line draw:style-name="gr15" draw:text-style-name="P5" draw:layer="layout" svg:x1="17.5cm" svg:y1="6.6cm" svg:x2="15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1T17:29:27.848141809</dc:date>
    <meta:editing-duration>P2DT9H55M55S</meta:editing-duration>
    <meta:editing-cycles>42</meta:editing-cycles>
    <meta:generator>LibreOffice/6.0.7.3$Linux_X86_64 LibreOffice_project/00m0$Build-3</meta:generator>
    <meta:document-statistic meta:object-count="62"/>
  </office:meta>
</office:document-meta>
</file>